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zi4-Regular" svg:font-family="Inconsolatazi4-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100.21mm"/>
    </style:style>
    <style:style style:name="co5" style:family="table-column">
      <style:table-column-properties fo:break-before="auto" style:column-width="57.36mm"/>
    </style:style>
    <style:style style:name="co6" style:family="table-column">
      <style:table-column-properties fo:break-before="auto" style:column-width="53.36mm"/>
    </style:style>
    <style:style style:name="co7" style:family="table-column">
      <style:table-column-properties fo:break-before="auto" style:column-width="59.71mm"/>
    </style:style>
    <style:style style:name="co8" style:family="table-column">
      <style:table-column-properties fo:break-before="auto" style:column-width="68.46mm"/>
    </style:style>
    <style:style style:name="co9" style:family="table-column">
      <style:table-column-properties fo:break-before="auto" style:column-width="58.49mm"/>
    </style:style>
    <style:style style:name="co10" style:family="table-column">
      <style:table-column-properties fo:break-before="auto" style:column-width="50.61mm"/>
    </style:style>
    <style:style style:name="co11" style:family="table-column">
      <style:table-column-properties fo:break-before="auto" style:column-width="91.35mm"/>
    </style:style>
    <style:style style:name="co12" style:family="table-column">
      <style:table-column-properties fo:break-before="auto" style:column-width="63.09mm"/>
    </style:style>
    <style:style style:name="co13" style:family="table-column">
      <style:table-column-properties fo:break-before="auto" style:column-width="49.35mm"/>
    </style:style>
    <style:style style:name="co14" style:family="table-column">
      <style:table-column-properties fo:break-before="auto" style:column-width="51.88mm"/>
    </style:style>
    <style:style style:name="co15" style:family="table-column">
      <style:table-column-properties fo:break-before="auto" style:column-width="60.18mm"/>
    </style:style>
    <style:style style:name="co16" style:family="table-column">
      <style:table-column-properties fo:break-before="auto" style:column-width="61.42mm"/>
    </style:style>
    <style:style style:name="co17" style:family="table-column">
      <style:table-column-properties fo:break-before="auto" style:column-width="46mm"/>
    </style:style>
    <style:style style:name="co18" style:family="table-column">
      <style:table-column-properties fo:break-before="auto" style:column-width="60.38mm"/>
    </style:style>
    <style:style style:name="co19" style:family="table-column">
      <style:table-column-properties fo:break-before="auto" style:column-width="75.35mm"/>
    </style:style>
    <style:style style:name="co20" style:family="table-column">
      <style:table-column-properties fo:break-before="auto" style:column-width="83.41mm"/>
    </style:style>
    <style:style style:name="co21" style:family="table-column">
      <style:table-column-properties fo:break-before="auto" style:column-width="55.99mm"/>
    </style:style>
    <style:style style:name="co22" style:family="table-column">
      <style:table-column-properties fo:break-before="auto" style:column-width="59.87mm"/>
    </style:style>
    <style:style style:name="co23" style:family="table-column">
      <style:table-column-properties fo:break-before="auto" style:column-width="70.19mm"/>
    </style:style>
    <style:style style:name="co24" style:family="table-column">
      <style:table-column-properties fo:break-before="auto" style:column-width="52.28mm"/>
    </style:style>
    <style:style style:name="co25" style:family="table-column">
      <style:table-column-properties fo:break-before="auto" style:column-width="45.12mm"/>
    </style:style>
    <style:style style:name="co26" style:family="table-column">
      <style:table-column-properties fo:break-before="auto" style:column-width="71.84mm"/>
    </style:style>
    <style:style style:name="co27" style:family="table-column">
      <style:table-column-properties fo:break-before="auto" style:column-width="75.92mm"/>
    </style:style>
    <style:style style:name="co28" style:family="table-column">
      <style:table-column-properties fo:break-before="auto" style:column-width="78.86mm"/>
    </style:style>
    <style:style style:name="co29" style:family="table-column">
      <style:table-column-properties fo:break-before="auto" style:column-width="88.34mm"/>
    </style:style>
    <style:style style:name="co30" style:family="table-column">
      <style:table-column-properties fo:break-before="auto" style:column-width="69.11mm"/>
    </style:style>
    <style:style style:name="co31" style:family="table-column">
      <style:table-column-properties fo:break-before="auto" style:column-width="55.77mm"/>
    </style:style>
    <style:style style:name="co32" style:family="table-column">
      <style:table-column-properties fo:break-before="auto" style:column-width="66.97mm"/>
    </style:style>
    <style:style style:name="co33" style:family="table-column">
      <style:table-column-properties fo:break-before="auto" style:column-width="70.06mm"/>
    </style:style>
    <style:style style:name="co34" style:family="table-column">
      <style:table-column-properties fo:break-before="auto" style:column-width="61.81mm"/>
    </style:style>
    <style:style style:name="co35" style:family="table-column">
      <style:table-column-properties fo:break-before="auto" style:column-width="69.44mm"/>
    </style:style>
    <style:style style:name="co36" style:family="table-column">
      <style:table-column-properties fo:break-before="auto" style:column-width="65.65mm"/>
    </style:style>
    <style:style style:name="co37" style:family="table-column">
      <style:table-column-properties fo:break-before="auto" style:column-width="74.44mm"/>
    </style:style>
    <style:style style:name="co38" style:family="table-column">
      <style:table-column-properties fo:break-before="auto" style:column-width="39.72mm"/>
    </style:style>
    <style:style style:name="co39" style:family="table-column">
      <style:table-column-properties fo:break-before="auto" style:column-width="70.8mm"/>
    </style:style>
    <style:style style:name="co40" style:family="table-column">
      <style:table-column-properties fo:break-before="auto" style:column-width="71.61mm"/>
    </style:style>
    <style:style style:name="co4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3" style:family="table-cell" style:parent-style-name="Excel_20_Built-in_20_Normal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ackground-color="#b4c7dc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ce42" style:family="table-cell" style:parent-style-name="Excel_20_Built-in_20_Normal">
      <style:table-cell-properties fo:background-color="#ffffff"/>
      <style:text-properties fo:color="#000000"/>
    </style:style>
    <style:style style:name="ce22" style:family="table-cell" style:parent-style-name="Default">
      <style:table-cell-properties fo:background-color="#ffffff"/>
      <style:text-properties fo:color="#000000"/>
    </style:style>
    <style:style style:name="ce25" style:family="table-cell" style:parent-style-name="Excel_20_Built-in_20_Normal" style:data-style-name="N41">
      <style:table-cell-properties fo:background-color="#ffffff"/>
      <style:text-properties fo:color="#000000"/>
    </style:style>
    <style:style style:name="ce26" style:family="table-cell" style:parent-style-name="Default" style:data-style-name="N41">
      <style:table-cell-properties fo:background-color="#ffffff"/>
      <style:text-properties fo:color="#000000"/>
    </style:style>
    <style:style style:name="ce28" style:family="table-cell" style:parent-style-name="Excel_20_Built-in_20_Normal">
      <style:table-cell-properties fo:background-color="#ffffff"/>
      <style:text-properties fo:color="#000000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ackground-color="#ffffff"/>
    </style:style>
    <style:style style:name="ce23" style:family="table-cell" style:parent-style-name="Default" style:data-style-name="N41"/>
    <style:style style:name="ce32" style:family="table-cell" style:parent-style-name="Excel_20_Built-in_20_Normal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transparent"/>
    </style:style>
    <style:style style:name="ce39" style:family="table-cell" style:parent-style-name="Excel_20_Built-in_20_Normal">
      <style:table-cell-properties fo:background-color="transparent"/>
    </style:style>
    <style:style style:name="ce35" style:family="table-cell" style:parent-style-name="Excel_20_Built-in_20_Normal" style:data-style-name="N41">
      <style:table-cell-properties fo:background-color="transparent"/>
    </style:style>
    <style:style style:name="ce36" style:family="table-cell" style:parent-style-name="Default" style:data-style-name="N41">
      <style:table-cell-properties fo:background-color="transparent"/>
    </style:style>
    <style:style style:name="ce37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244" style:family="table-cell" style:parent-style-name="Default">
      <style:table-cell-properties fo:wrap-option="wrap"/>
    </style:style>
    <style:style style:name="ce233" style:family="table-cell" style:parent-style-name="Excel_20_Built-in_20_Normal">
      <style:table-cell-properties fo:wrap-option="wrap"/>
    </style:style>
    <style:style style:name="ce259" style:family="table-cell" style:parent-style-name="Default">
      <style:table-cell-properties fo:padding="0.71mm"/>
    </style:style>
    <style:style style:name="ce40" style:family="table-cell" style:parent-style-name="Excel_20_Built-in_20_Normal" style:data-style-name="N40">
      <style:table-cell-properties fo:background-color="#b4c7dc"/>
    </style:style>
    <style:style style:name="ce41" style:family="table-cell" style:parent-style-name="Excel_20_Built-in_20_Normal" style:data-style-name="N40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E219:Sheet1.CI2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302"/>
        <table:table-column table:style-name="co4" table:number-columns-repeated="3" table:default-cell-style-name="ce42"/>
        <table:table-column table:style-name="co4" table:default-cell-style-name="ce39"/>
        <table:table-column table:style-name="co5" table:default-cell-style-name="ce39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14" table:number-columns-repeated="5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number-columns-repeated="5" table:default-cell-style-name="Default"/>
        <table:table-column table:style-name="co20" table:number-columns-repeated="4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number-columns-repeated="5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number-columns-repeated="4" table:default-cell-style-name="Default"/>
        <table:table-column table:style-name="co31" table:number-columns-repeated="4" table:default-cell-style-name="Default"/>
        <table:table-column table:style-name="co33" table:default-cell-style-name="Default"/>
        <table:table-column table:style-name="co31" table:number-columns-repeated="1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1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7" table:number-columns-repeated="7" table:default-cell-style-name="Default"/>
        <table:table-column table:style-name="co38" table:default-cell-style-name="Default"/>
        <table:table-column table:style-name="co31" table:number-columns-repeated="2" table:default-cell-style-name="Default"/>
        <table:table-column table:style-name="co15" table:default-cell-style-name="Default"/>
        <table:table-column table:style-name="co31" table:number-columns-repeated="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office:value-type="string" calcext:value-type="string">
            <text:p>703AshValeWloo4BIL</text:p>
          </table:table-cell>
          <table:table-cell office:value-type="string" calcext:value-type="string">
            <text:p>800AscotWloo4BIL</text:p>
          </table:table-cell>
          <table:table-cell office:value-type="string" calcext:value-type="string">
            <text:p>819AshValeWloo4BIL</text:p>
          </table:table-cell>
          <table:table-cell table:style-name="ce32" office:value-type="string" calcext:value-type="string">
            <text:p>1227WlooAltonPmth8BIL</text:p>
          </table:table-cell>
          <table:table-cell table:style-name="ce32" office:value-type="string" calcext:value-type="string">
            <text:p>,</text:p>
          </table:table-cell>
          <table:table-cell table:number-columns-repeated="549"/>
        </table:table-row>
        <table:table-row table:style-name="ro1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Electric</text:p>
          </table:table-cell>
          <table:table-cell office:value-type="string" calcext:value-type="string">
            <text:p>Electric Trains NF V4</text:p>
          </table:table-cell>
          <table:table-cell table:style-name="ce22" office:value-type="string" calcext:value-type="string">
            <text:p>circular via Ascot?</text:p>
          </table:table-cell>
          <table:table-cell table:style-name="ce22" office:value-type="string" calcext:value-type="string">
            <text:p>via Frimley East curve</text:p>
          </table:table-cell>
          <table:table-cell table:style-name="ce22"/>
          <table:table-cell table:style-name="ce33" office:value-type="string" calcext:value-type="string">
            <text:p>1227WlooAltonPmth8BIL</text:p>
          </table:table-cell>
          <table:table-cell table:style-name="ce33"/>
          <table:table-cell table:number-columns-repeated="549"/>
        </table:table-row>
        <table:table-row table:style-name="ro1">
          <table:table-cell table:style-name="ce211" office:value-type="string" calcext:value-type="string">
            <text:p>#comment</text:p>
          </table:table-cell>
          <table:table-cell/>
          <table:table-cell office:value-type="string" calcext:value-type="string">
            <text:p>in train time order</text:p>
          </table:table-cell>
          <table:table-cell table:number-columns-repeated="3"/>
          <table:table-cell office:value-type="string" calcext:value-type="string">
            <text:p>divides at Woking front portion</text:p>
          </table:table-cell>
          <table:table-cell office:value-type="string" calcext:value-type="string">
            <text:p>divided rear portion</text:p>
          </table:table-cell>
          <table:table-cell table:number-columns-repeated="549"/>
        </table:table-row>
        <table:table-row table:style-name="ro1">
          <table:table-cell table:style-name="ce209" office:value-type="string" calcext:value-type="string">
            <text:p>#path</text:p>
          </table:table-cell>
          <table:table-cell table:number-columns-repeated="2"/>
          <table:table-cell office:value-type="string" calcext:value-type="string">
            <text:p>V4_703AshValeWloo4BIL</text:p>
          </table:table-cell>
          <table:table-cell office:value-type="string" calcext:value-type="string">
            <text:p>V4_800AscotWloo4BIL</text:p>
          </table:table-cell>
          <table:table-cell office:value-type="string" calcext:value-type="string">
            <text:p>V4_819AshValeWloo4BIL</text:p>
          </table:table-cell>
          <table:table-cell office:value-type="string" calcext:value-type="string">
            <text:p><text:span text:style-name="T1">V4_</text:span><text:span text:style-name="T2">1227WlooAltonPmth8BIL</text:span></text:p>
          </table:table-cell>
          <table:table-cell office:value-type="string" calcext:value-type="string">
            <text:p><text:span text:style-name="T1">V4_</text:span><text:span text:style-name="T2">1227WlooPmth4BIL</text:span></text:p>
          </table:table-cell>
          <table:table-cell table:number-columns-repeated="549"/>
        </table:table-row>
        <table:table-row table:style-name="ro1">
          <table:table-cell table:style-name="ce209" office:value-type="string" calcext:value-type="string">
            <text:p>#consist</text:p>
          </table:table-cell>
          <table:table-cell/>
          <table:table-cell table:style-name="ce303"/>
          <table:table-cell office:value-type="string" calcext:value-type="string">
            <text:p><text:s/>V4_2BIL2048</text:p>
          </table:table-cell>
          <table:table-cell table:number-columns-repeated="2" office:value-type="string" calcext:value-type="string">
            <text:p><text:s/>V4_2BIL2048 + <text:s/>V4_2BIL2048</text:p>
          </table:table-cell>
          <table:table-cell office:value-type="string" calcext:value-type="string">
            <text:p>V4_2BIL2048 +V4_2BIL2048 + V4_2BIL2048 + V4_2BIL2048</text:p>
          </table:table-cell>
          <table:table-cell office:value-type="string" calcext:value-type="string">
            <text:p><text:s/>V4_2BIL2048 + V4_2BIL2048</text:p>
          </table:table-cell>
          <table:table-cell table:number-columns-repeated="549"/>
        </table:table-row>
        <table:table-row table:style-name="ro1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5" office:value-type="time" office:time-value="PT07H05M00S" calcext:value-type="time">
            <text:p>07:05:00</text:p>
          </table:table-cell>
          <table:table-cell table:style-name="ce25" office:value-type="time" office:time-value="PT08H29M00S" calcext:value-type="time">
            <text:p>08:29:00</text:p>
          </table:table-cell>
          <table:table-cell table:style-name="ce25" office:value-type="time" office:time-value="PT08H20M00S" calcext:value-type="time">
            <text:p>08:20:00</text:p>
          </table:table-cell>
          <table:table-cell table:style-name="ce35" office:value-type="time" office:time-value="PT13H00M00S" calcext:value-type="time">
            <text:p>13:00:00</text:p>
          </table:table-cell>
          <table:table-cell table:style-name="ce35" office:value-type="time" office:time-value="PT13H12M00S" calcext:value-type="time">
            <text:p>13:12:00</text:p>
          </table:table-cell>
          <table:table-cell table:number-columns-repeated="549"/>
        </table:table-row>
        <table:table-row table:style-name="ro1">
          <table:table-cell table:style-name="ce210" office:value-type="string" calcext:value-type="string">
            <text:p>#speedmph</text:p>
          </table:table-cell>
          <table:table-cell/>
          <table:table-cell table:style-name="ce304"/>
          <table:table-cell table:number-columns-repeated="554"/>
        </table:table-row>
        <table:table-row table:style-name="ro1">
          <table:table-cell table:style-name="ce210" office:value-type="string" calcext:value-type="string">
            <text:p>#note</text:p>
          </table:table-cell>
          <table:table-cell/>
          <table:table-cell table:style-name="ce305"/>
          <table:table-cell table:number-columns-repeated="554"/>
        </table:table-row>
        <table:table-row table:style-name="ro1">
          <table:table-cell table:style-name="ce211" office:value-type="string" calcext:value-type="string">
            <text:p>#direction</text:p>
          </table:table-cell>
          <table:table-cell/>
          <table:table-cell table:style-name="ce304"/>
          <table:table-cell office:value-type="string" calcext:value-type="string">
            <text:p>UP</text:p>
          </table:table-cell>
          <table:table-cell table:style-name="ce38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550"/>
        </table:table-row>
        <table:table-row table:style-name="ro1">
          <table:table-cell table:style-name="Default" office:value-type="string" calcext:value-type="string">
            <text:p>Woking</text:p>
          </table:table-cell>
          <table:table-cell table:style-name="Default" table:number-columns-repeated="2"/>
          <table:table-cell table:style-name="ce26" office:value-type="time" office:time-value="PT07H16M00S" calcext:value-type="time">
            <text:p>07:16:00</text:p>
          </table:table-cell>
          <table:table-cell table:style-name="ce26" office:value-type="time" office:time-value="PT08H42M00S" calcext:value-type="time">
            <text:p>08:42:00</text:p>
          </table:table-cell>
          <table:table-cell table:style-name="ce23" office:value-type="time" office:time-value="PT08H32M00S" calcext:value-type="time">
            <text:p>08:32:00</text:p>
          </table:table-cell>
          <table:table-cell table:style-name="ce36" office:value-type="string" calcext:value-type="string">
            <text:p>13:09$detach /units=-4 /forms=1227WlooPmth4BIL</text:p>
          </table:table-cell>
          <table:table-cell table:style-name="ce36"/>
          <table:table-cell table:number-columns-repeated="226"/>
          <table:table-cell table:style-name="ce23" office:value-type="time" office:time-value="PT13H55M00S" calcext:value-type="time">
            <text:p>13:55:00</text:p>
          </table:table-cell>
          <table:table-cell table:number-columns-repeated="259"/>
          <table:table-cell table:style-name="ce23" office:value-type="time" office:time-value="PT07H16M00S" calcext:value-type="time">
            <text:p>07:16:00</text:p>
          </table:table-cell>
          <table:table-cell table:style-name="ce23" office:value-type="time" office:time-value="PT08H42M00S" calcext:value-type="time">
            <text:p>08:42:00</text:p>
          </table:table-cell>
          <table:table-cell table:style-name="ce23" office:value-type="time" office:time-value="PT08H32M00S" calcext:value-type="time">
            <text:p>08:32:00</text:p>
          </table:table-cell>
          <table:table-cell office:value-type="string" calcext:value-type="string">
            <text:p>13:09$detach /units=-4 /Forms=1227WlooPmth4BI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okingYard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WokingReception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Brookwood</text:p>
          </table:table-cell>
          <table:table-cell table:number-columns-repeated="2"/>
          <table:table-cell table:style-name="ce26" office:value-type="time" office:time-value="PT07H10M00S" calcext:value-type="time">
            <text:p>07:10:00</text:p>
          </table:table-cell>
          <table:table-cell table:style-name="ce26" office:value-type="time" office:time-value="PT08H36M00S" calcext:value-type="time">
            <text:p>08:36:00</text:p>
          </table:table-cell>
          <table:table-cell table:style-name="ce26" office:value-type="time" office:time-value="PT08H26M00S" calcext:value-type="time">
            <text:p>08:26:00</text:p>
          </table:table-cell>
          <table:table-cell table:style-name="ce36" office:value-type="time" office:time-value="PT13H15M00S" calcext:value-type="time">
            <text:p>13:15:00</text:p>
          </table:table-cell>
          <table:table-cell table:style-name="ce36"/>
          <table:table-cell table:number-columns-repeated="486"/>
          <table:table-cell table:style-name="ce23" office:value-type="time" office:time-value="PT07H10M00S" calcext:value-type="time">
            <text:p>07:10:00</text:p>
          </table:table-cell>
          <table:table-cell table:style-name="ce23" office:value-type="time" office:time-value="PT08H36M00S" calcext:value-type="time">
            <text:p>08:36:00</text:p>
          </table:table-cell>
          <table:table-cell table:style-name="ce23" office:value-type="time" office:time-value="PT08H26M00S" calcext:value-type="time">
            <text:p>08:26:00</text:p>
          </table:table-cell>
          <table:table-cell table:style-name="ce23" office:value-type="time" office:time-value="PT13H15M00S" calcext:value-type="time">
            <text:p>13:15: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ookwoodGds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Farnborough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FarnboroughGds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Fleet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FleetGds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Winchfield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WinchfieldGds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Hook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HookGds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BasingstokeMai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singstokeLoc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singstok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singstoke Loco70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icheldever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icheldever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nchesterCit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nchester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hawfo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hawfo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Elgh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Allbrook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ElghEast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/>
          <table:table-cell table:style-name="ce28" table:number-columns-repeated="3"/>
          <table:table-cell table:style-name="ce37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EastleighLoco71A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ChandlersFo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handlersFo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omseyU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omseyD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omsey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omsey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unbrid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ea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ythl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ythling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Deny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evoisRecepti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ortham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orthamRecepti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Centr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CLoc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Si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illbrook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illbrook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edbrid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edbridg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ott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otton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ottonGdsLoo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ndhurst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ndhurstRoa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eaulieu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eaulieuRoa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enhurst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enhurst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Gdsloo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Si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Rec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mingtonTow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mingtonTown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mingtonPier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mingtonPier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y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ewMilt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ewMilton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intonAdmir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intonAdmiral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hristchurch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Xchurch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oscomb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scomb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Centr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ournemouthCentral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mthLoco71B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Central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CentralGoodsW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ournemouthWest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anksom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anksom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nkLoco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arkston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arkston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ol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ol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oleUpRecepti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oleQua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amworthyJct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amworthyJct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amworthy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olmsle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olmsley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ingwoo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ingwoo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AshleyHeathHalt</text:p>
          </table:table-cell>
          <table:table-cell table:number-columns-repeated="556"/>
        </table:table-row>
        <table:table-row table:style-name="ro1">
          <table:table-cell table:style-name="ce212" office:value-type="string" calcext:value-type="string">
            <text:p>WestMoor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estMoors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Udden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mborneDown</text:p>
          </table:table-cell>
          <table:table-cell table:number-columns-repeated="556"/>
        </table:table-row>
        <table:table-row table:style-name="ro1">
          <table:table-cell table:style-name="ce212" office:value-type="string" calcext:value-type="string">
            <text:p>Wimborn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mborneYard</text:p>
          </table:table-cell>
          <table:table-cell table:number-columns-repeated="556"/>
        </table:table-row>
        <table:table-row table:style-name="ro1">
          <table:table-cell table:style-name="ce212" office:value-type="string" calcext:value-type="string">
            <text:p>Broadstone</text:p>
          </table:table-cell>
          <table:table-cell table:number-columns-repeated="556"/>
        </table:table-row>
        <table:table-row table:style-name="ro1">
          <table:table-cell table:style-name="ce212" office:value-type="string" calcext:value-type="string">
            <text:p>Broadston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reekmoor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reekmoorSiding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oltonHeath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oltonHeathRNCF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andfordSi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areham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arehamBa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arehamGoods</text:p>
          </table:table-cell>
          <table:table-cell/>
          <table:table-cell table:style-name="ce304"/>
          <table:table-cell table:number-columns-repeated="554"/>
        </table:table-row>
        <table:table-row table:style-name="ro1">
          <table:table-cell office:value-type="string" calcext:value-type="string">
            <text:p>Wareham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oo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ool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oret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oreton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Dow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U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Upwe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Weymouth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eymouthCarria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eymouthMP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ortham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Southampton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Edock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Wdock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tonTerm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tonLoco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tonChapelGoods</text:p>
          </table:table-cell>
          <table:table-cell table:number-columns-repeated="556"/>
        </table:table-row>
        <table:table-row table:style-name="ro2">
          <table:table-cell office:value-type="string" calcext:value-type="string">
            <text:p>Oakley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Overton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Whitchurch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Hurstbourne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AndoverJunction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AndoverYard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AndoverLoco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AndoverTown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Clatford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Fullerton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Stockbridge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Horsebridge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Mottisfont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Grately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Porton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Salisbury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SalisburyLoco72B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SalisburyEastYard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SalisburyWestYard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Downton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Breamore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Fordingbridge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DaggonsRd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2">
          <table:table-cell office:value-type="string" calcext:value-type="string">
            <text:p>Verwood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CorfeMullenJct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ileyGat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ileyGateGds</text:p>
          </table:table-cell>
          <table:table-cell table:number-columns-repeated="556"/>
        </table:table-row>
        <table:table-row table:style-name="ro1">
          <table:table-cell table:style-name="ce213" office:value-type="string" calcext:value-type="string">
            <text:p>Blandfo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landfo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hillingston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hillingston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urminsterNewt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urminsterNewton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albrid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albridg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enstrid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emplecomb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emplecomb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emplecombeJct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emplecombeLoco71H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urzebrook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orfeCastl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orf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na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nag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archwoo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archwoodW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yth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yth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awle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awleyEssoLoa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awleyCadlan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awleyISR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nchesterChesi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orthyDow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i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ckSiding</text:p>
          </table:table-cell>
          <table:table-cell/>
          <table:table-cell table:style-name="ce298"/>
          <table:table-cell table:number-columns-repeated="554"/>
        </table:table-row>
        <table:table-row table:style-name="ro1">
          <table:table-cell office:value-type="string" calcext:value-type="string">
            <text:p>Loo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ocoServicing</text:p>
          </table:table-cell>
          <table:table-cell table:number-columns-repeated="556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556"/>
        </table:table-row>
        <table:table-row table:style-name="ro1">
          <table:table-cell table:style-name="ce215" office:value-type="string" calcext:value-type="string">
            <text:p>#comment</text:p>
          </table:table-cell>
          <table:table-cell table:number-columns-repeated="556"/>
        </table:table-row>
        <table:table-row table:style-name="ro3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Electric is short distance electric trains around Woking . Could be for PLAYERS</text:p>
          </table:table-cell>
          <table:table-cell table:style-name="ce306"/>
          <table:table-cell table:number-columns-repeated="135"/>
          <table:table-cell table:style-name="ce244" table:number-columns-repeated="419"/>
        </table:table-row>
        <table:table-row table:style-name="ro1" table:number-rows-repeated="29">
          <table:table-cell table:number-columns-repeated="557"/>
        </table:table-row>
        <table:table-row table:style-name="ro1">
          <table:table-cell table:number-columns-repeated="3"/>
          <table:table-cell table:style-name="ce29" office:value-type="string" calcext:value-type="string">
            <text:p>Southern Electric to Waterloo</text:p>
          </table:table-cell>
          <table:table-cell table:style-name="ce29" office:value-type="string" calcext:value-type="string">
            <text:p>Southern Electric to Waterloo. Rare use of Frimley East Curve</text:p>
          </table:table-cell>
          <table:table-cell table:style-name="ce29" office:value-type="string" calcext:value-type="string">
            <text:p>Southern Electric to Waterloo</text:p>
          </table:table-cell>
          <table:table-cell table:style-name="ce218" table:number-columns-repeated="2"/>
          <table:table-cell table:number-columns-repeated="549"/>
        </table:table-row>
        <table:table-row table:style-name="ro1" table:number-rows-repeated="1048326">
          <table:table-cell table:number-columns-repeated="557"/>
        </table:table-row>
        <table:table-row table:style-name="ro1">
          <table:table-cell table:number-columns-repeated="5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zi4-Regular" svg:font-family="Inconsolatazi4-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0">00.00.0000</text:date>, <text:time style:data-style-name="N2" text:time-value="18:47:11.8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4-01-20T18:52:34.505000000</dc:date>
    <meta:editing-duration>P12DT4H10M10S</meta:editing-duration>
    <meta:editing-cycles>471</meta:editing-cycles>
    <meta:generator>LibreOffice/6.2.8.2$Windows_X86_64 LibreOffice_project/f82ddfca21ebc1e222a662a32b25c0c9d20169ee</meta:generator>
    <meta:document-statistic meta:table-count="1" meta:cell-count="2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E219:Sheet1.CI219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E219:Sheet1.CI219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